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0.39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5.4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text-properties fo:font-family="Candara" style:font-family-generic="swiss" style:font-pitch="variable" fo:font-size="32pt"/>
    </style:style>
    <style:style style:name="P3" style:family="paragraph">
      <style:paragraph-properties fo:margin-top="0.6cm" fo:margin-bottom="0.6cm"/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5cm" fo:margin-right="0cm" fo:text-indent="-1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1.7cm" fo:margin-right="0cm" fo:text-indent="-1.7cm">
        <style:tab-stops>
          <style:tab-stop style:position="-0.2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11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0" style:family="text">
      <style:text-properties fo:font-family="Candara" style:font-family-generic="swiss" style:font-pitch="variable" fo:font-size="28pt" style:font-size-asian="28pt" style:font-size-complex="28pt"/>
    </style:style>
    <style:style style:name="T11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4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5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8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0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 text:style-name="P1"><text:span text:style-name="T1">Oracle Metrics Association Mining</text:span></text:p>
          </draw:text-box>
        </draw:frame>
        <draw:frame presentation:style-name="pr2" draw:text-style-name="P2" draw:layer="layout" svg:width="25.199cm" svg:height="11.573cm" svg:x="1.4cm" svg:y="7.2cm" presentation:class="subtitle" presentation:user-transformed="true">
          <draw:text-box>
            <text:p text:style-name="P2"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3"><text:span text:style-name="T4">Project</text:span></text:p>
            <text:p text:style-name="P2"><text:span text:style-name="T5">Marco Bassi</text:span></text:p>
            <text:p text:style-name="P2"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3">
              <text:list-item>
                <text:p text:style-name="P5"><text:span text:style-name="T7">Find patterns in Oracle database metrics using Association Mining. </text:span></text:p>
              </text:list-item>
              <text:list-item>
                <text:p text:style-name="P5"><text:span text:style-name="T7">Result consists of association <text:s/>rules</text:span><text:span text:style-name="T7"><text:line-break/></text:span><text:span text:style-name="T8">{Enqueue Requests Per Sec, User Transaction Per Sec} </text:span><text:span text:style-name="T9"></text:span><text:span text:style-name="T8"> </text:span><text:span text:style-name="T8"><text:line-break/></text:span><text:span text:style-name="T8">{User Commits Per Sec}</text:span></text:p>
              </text:list-item>
              <text:list-item>
                <text:p><text:span text:style-name="T10">Association Mining is a machine learning method for identifying associations among items. The method is widely-used for market basket analysis, and detecting fraudulent credit card use</text:span><text:span text:style-name="T10"><text:line-break/></text:span><text:span text:style-name="T11">{butter, jelly} </text:span><text:span text:style-name="T9"></text:span><text:span text:style-name="T11"> {bread}</text:span><text:span text:style-name="T11"><text:line-break/></text:span><text:span text:style-name="T11">{torch light} </text:span><text:span text:style-name="T9"></text:span><text:span text:style-name="T11"> {battery}</text:span></text:p>
              </text:list-item>
            </text:list>
            <text:p text:style-name="P5"><text:span text:style-name="T1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Benefits and Drawbacks</text:span></text:p>
          </draw:text-box>
        </draw:frame>
        <draw:frame presentation:style-name="pr7" draw:text-style-name="P11" draw:layer="layout" svg:width="25.199cm" svg:height="16.686cm" svg:x="1.377cm" svg:y="3.6cm" presentation:class="outline" presentation:user-transformed="true">
          <draw:text-box>
            <text:p text:style-name="P7"><text:span text:style-name="T13"></text:span><text:span text:style-name="T13"><text:tab/></text:span><text:span text:style-name="T14">unsupervised</text:span><text:span text:style-name="T15"> learning, i.e. no training and no labeling</text:span></text:p>
            <text:p text:style-name="P8"><text:span text:style-name="T13"></text:span><text:span text:style-name="T13"><text:tab/></text:span><text:span text:style-name="T15">very large number of variables, and large and complex data</text:span></text:p>
            <text:p text:style-name="P9"><text:span text:style-name="T13"></text:span><text:span text:style-name="T13"><text:tab/></text:span><text:span text:style-name="T16">fast</text:span></text:p>
            <text:p text:style-name="P9"><text:span text:style-name="T13"></text:span><text:span text:style-name="T13"><text:tab/></text:span><text:span text:style-name="T16">output (rules) are easy to understand</text:span></text:p>
            <text:p text:style-name="P9"><text:span text:style-name="T17"></text:span><text:span text:style-name="T18"><text:tab/></text:span><text:span text:style-name="T16">not for small datasets</text:span></text:p>
            <text:p text:style-name="P8"><text:span text:style-name="T17"></text:span><text:span text:style-name="T19"><text:tab/></text:span><text:span text:style-name="T16">takes effort to separate “obvious” rules from new insights</text:span></text:p>
            <text:p text:style-name="P10"><text:span text:style-name="T17"></text:span><text:span text:style-name="T19"><text:tab/></text:span><text:span text:style-name="T16">bewa</text:span><text:span text:style-name="T20">re of co</text:span><text:span text:style-name="T16">nclusions due to random patterns in the data</text:span></text:p>
            <text:p text:style-name="P5"><text:span text:style-name="T1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1H22M13S</meta:editing-duration>
    <meta:editing-cycles>12</meta:editing-cycles>
    <meta:generator>OpenOffice/4.1.5$Win32 OpenOffice.org_project/415m1$Build-9789</meta:generator>
    <dc:date>2020-03-15T17:07:32.24</dc:date>
    <meta:document-statistic meta:object-count="35"/>
  </office:meta>
</office:document-meta>
</file>